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loss" table:style-name="ta1">
        <table:shapes>
          <draw:frame draw:z-index="0" draw:style-name="gr1" draw:text-style-name="P1" svg:width="453.51pt" svg:height="255.09pt" svg:x="402.58pt" svg:y="3.6pt">
            <loext:p draw:notify-on-update-of-ranges="light_loss.E1:light_loss.E1 light_loss.E2:light_loss.E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03pt" svg:height="255.26pt" svg:x="408.84pt" svg:y="274.82pt">
            <loext:p draw:notify-on-update-of-ranges="light_loss.C1:light_loss.C1 light_loss.C2:light_loss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_epoch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rain_epoch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103764121435775" calcext:value-type="float">
            <text:p>1.03764121435775E-06</text:p>
          </table:table-cell>
          <table:table-cell office:value-type="float" office:value="1" calcext:value-type="float">
            <text:p>1</text:p>
          </table:table-cell>
          <table:table-cell office:value-type="float" office:value="0.0000788537297646417" calcext:value-type="float">
            <text:p>7.8853729764641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1014052989959" calcext:value-type="float">
            <text:p>1.014052989959E-06</text:p>
          </table:table-cell>
          <table:table-cell office:value-type="float" office:value="2" calcext:value-type="float">
            <text:p>2</text:p>
          </table:table-cell>
          <table:table-cell office:value-type="float" office:value="0.0000111846000844926" calcext:value-type="float">
            <text:p>1.1184600084492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01455888248902" calcext:value-type="float">
            <text:p>1.01455888248902E-06</text:p>
          </table:table-cell>
          <table:table-cell office:value-type="float" office:value="3" calcext:value-type="float">
            <text:p>3</text:p>
          </table:table-cell>
          <table:table-cell office:value-type="float" office:value="0.0000109049495833656" calcext:value-type="float">
            <text:p>1.09049495833656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101957284001187" calcext:value-type="float">
            <text:p>1.01957284001187E-06</text:p>
          </table:table-cell>
          <table:table-cell office:value-type="float" office:value="4" calcext:value-type="float">
            <text:p>4</text:p>
          </table:table-cell>
          <table:table-cell office:value-type="float" office:value="0.0000109123916811929" calcext:value-type="float">
            <text:p>1.0912391681192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102224647005936" calcext:value-type="float">
            <text:p>1.02224647005936E-06</text:p>
          </table:table-cell>
          <table:table-cell office:value-type="float" office:value="5" calcext:value-type="float">
            <text:p>5</text:p>
          </table:table-cell>
          <table:table-cell office:value-type="float" office:value="0.000010978549277328" calcext:value-type="float">
            <text:p>1.0978549277328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101161532927016" calcext:value-type="float">
            <text:p>1.01161532927016E-06</text:p>
          </table:table-cell>
          <table:table-cell office:value-type="float" office:value="6" calcext:value-type="float">
            <text:p>6</text:p>
          </table:table-cell>
          <table:table-cell office:value-type="float" office:value="0.0000110467783218649" calcext:value-type="float">
            <text:p>1.10467783218649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00101414291961156" calcext:value-type="float">
            <text:p>1.01414291961156E-06</text:p>
          </table:table-cell>
          <table:table-cell office:value-type="float" office:value="7" calcext:value-type="float">
            <text:p>7</text:p>
          </table:table-cell>
          <table:table-cell office:value-type="float" office:value="0.0000108617408116568" calcext:value-type="float">
            <text:p>1.0861740811656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102240361354144" calcext:value-type="float">
            <text:p>1.02240361354144E-06</text:p>
          </table:table-cell>
          <table:table-cell office:value-type="float" office:value="8" calcext:value-type="float">
            <text:p>8</text:p>
          </table:table-cell>
          <table:table-cell office:value-type="float" office:value="0.00000983014494719694" calcext:value-type="float">
            <text:p>9.83014494719694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101554952569534" calcext:value-type="float">
            <text:p>1.01554952569534E-06</text:p>
          </table:table-cell>
          <table:table-cell office:value-type="float" office:value="9" calcext:value-type="float">
            <text:p>9</text:p>
          </table:table-cell>
          <table:table-cell office:value-type="float" office:value="0.00000943397130961625" calcext:value-type="float">
            <text:p>0.000009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00103698622452531" calcext:value-type="float">
            <text:p>0.000001037</text:p>
          </table:table-cell>
          <table:table-cell office:value-type="float" office:value="10" calcext:value-type="float">
            <text:p>10</text:p>
          </table:table-cell>
          <table:table-cell office:value-type="float" office:value="0.00000892251274583692" calcext:value-type="float">
            <text:p>8.9225127458369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0101727578520789" calcext:value-type="float">
            <text:p>1.01727578520789E-06</text:p>
          </table:table-cell>
          <table:table-cell office:value-type="float" office:value="11" calcext:value-type="float">
            <text:p>11</text:p>
          </table:table-cell>
          <table:table-cell office:value-type="float" office:value="0.00000868609817389829" calcext:value-type="float">
            <text:p>8.68609817389829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00102994418264986" calcext:value-type="float">
            <text:p>1.02994418264986E-06</text:p>
          </table:table-cell>
          <table:table-cell office:value-type="float" office:value="12" calcext:value-type="float">
            <text:p>12</text:p>
          </table:table-cell>
          <table:table-cell office:value-type="float" office:value="0.00000784049737193504" calcext:value-type="float">
            <text:p>7.84049737193504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00101921925046393" calcext:value-type="float">
            <text:p>1.01921925046393E-06</text:p>
          </table:table-cell>
          <table:table-cell office:value-type="float" office:value="13" calcext:value-type="float">
            <text:p>13</text:p>
          </table:table-cell>
          <table:table-cell office:value-type="float" office:value="0.00000720369726173859" calcext:value-type="float">
            <text:p>7.20369726173859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00101860093078808" calcext:value-type="float">
            <text:p>1.01860093078808E-06</text:p>
          </table:table-cell>
          <table:table-cell office:value-type="float" office:value="14" calcext:value-type="float">
            <text:p>14</text:p>
          </table:table-cell>
          <table:table-cell office:value-type="float" office:value="0.00000686930836320365" calcext:value-type="float">
            <text:p>6.8693083632036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00109181867948051" calcext:value-type="float">
            <text:p>1.09181867948051E-06</text:p>
          </table:table-cell>
          <table:table-cell office:value-type="float" office:value="15" calcext:value-type="float">
            <text:p>15</text:p>
          </table:table-cell>
          <table:table-cell office:value-type="float" office:value="0.00000626032808947938" calcext:value-type="float">
            <text:p>6.26032808947938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00102365731625" calcext:value-type="float">
            <text:p>1.02365731625E-06</text:p>
          </table:table-cell>
          <table:table-cell office:value-type="float" office:value="16" calcext:value-type="float">
            <text:p>16</text:p>
          </table:table-cell>
          <table:table-cell office:value-type="float" office:value="0.00000580882157204683" calcext:value-type="float">
            <text:p>5.80882157204683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000102508075471707" calcext:value-type="float">
            <text:p>1.02508075471707E-06</text:p>
          </table:table-cell>
          <table:table-cell office:value-type="float" office:value="17" calcext:value-type="float">
            <text:p>17</text:p>
          </table:table-cell>
          <table:table-cell office:value-type="float" office:value="0.00000554187867491376" calcext:value-type="float">
            <text:p>5.54187867491376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00000103831831645788" calcext:value-type="float">
            <text:p>1.03831831645788E-06</text:p>
          </table:table-cell>
          <table:table-cell office:value-type="float" office:value="18" calcext:value-type="float">
            <text:p>18</text:p>
          </table:table-cell>
          <table:table-cell office:value-type="float" office:value="0.00000527697752698971" calcext:value-type="float">
            <text:p>0.000005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0000102598227749238" calcext:value-type="float">
            <text:p>0.000001026</text:p>
          </table:table-cell>
          <table:table-cell office:value-type="float" office:value="19" calcext:value-type="float">
            <text:p>19</text:p>
          </table:table-cell>
          <table:table-cell office:value-type="float" office:value="0.00000487303164731117" calcext:value-type="float">
            <text:p>0.000004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000102309457623656" calcext:value-type="float">
            <text:p>1.02309457623656E-06</text:p>
          </table:table-cell>
          <table:table-cell office:value-type="float" office:value="20" calcext:value-type="float">
            <text:p>20</text:p>
          </table:table-cell>
          <table:table-cell office:value-type="float" office:value="0.00000503692596860011" calcext:value-type="float">
            <text:p>5.03692596860011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000101870566156564" calcext:value-type="float">
            <text:p>1.01870566156564E-06</text:p>
          </table:table-cell>
          <table:table-cell office:value-type="float" office:value="21" calcext:value-type="float">
            <text:p>21</text:p>
          </table:table-cell>
          <table:table-cell office:value-type="float" office:value="0.0000045531330686772" calcext:value-type="float">
            <text:p>4.5531330686772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000101591609017697" calcext:value-type="float">
            <text:p>1.01591609017697E-06</text:p>
          </table:table-cell>
          <table:table-cell office:value-type="float" office:value="22" calcext:value-type="float">
            <text:p>22</text:p>
          </table:table-cell>
          <table:table-cell office:value-type="float" office:value="0.00000457441755138642" calcext:value-type="float">
            <text:p>4.57441755138642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00000101860579353584" calcext:value-type="float">
            <text:p>1.01860579353584E-06</text:p>
          </table:table-cell>
          <table:table-cell office:value-type="float" office:value="23" calcext:value-type="float">
            <text:p>23</text:p>
          </table:table-cell>
          <table:table-cell office:value-type="float" office:value="0.00000420215116647917" calcext:value-type="float">
            <text:p>4.20215116647917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00000102898158965211" calcext:value-type="float">
            <text:p>0.000001029</text:p>
          </table:table-cell>
          <table:table-cell office:value-type="float" office:value="24" calcext:value-type="float">
            <text:p>24</text:p>
          </table:table-cell>
          <table:table-cell office:value-type="float" office:value="0.00000465536835719557" calcext:value-type="float">
            <text:p>4.65536835719557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00000101626792601501" calcext:value-type="float">
            <text:p>1.01626792601501E-06</text:p>
          </table:table-cell>
          <table:table-cell office:value-type="float" office:value="25" calcext:value-type="float">
            <text:p>25</text:p>
          </table:table-cell>
          <table:table-cell office:value-type="float" office:value="0.00000406995178998478" calcext:value-type="float">
            <text:p>0.000004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00000101909221610327" calcext:value-type="float">
            <text:p>1.01909221610327E-06</text:p>
          </table:table-cell>
          <table:table-cell office:value-type="float" office:value="26" calcext:value-type="float">
            <text:p>26</text:p>
          </table:table-cell>
          <table:table-cell office:value-type="float" office:value="0.00000384644164131227" calcext:value-type="float">
            <text:p>3.84644164131227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00000101481886237343" calcext:value-type="float">
            <text:p>1.01481886237343E-06</text:p>
          </table:table-cell>
          <table:table-cell office:value-type="float" office:value="27" calcext:value-type="float">
            <text:p>27</text:p>
          </table:table-cell>
          <table:table-cell office:value-type="float" office:value="0.00000419576617720676" calcext:value-type="float">
            <text:p>4.19576617720676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00000102009517137321" calcext:value-type="float">
            <text:p>1.02009517137321E-06</text:p>
          </table:table-cell>
          <table:table-cell office:value-type="float" office:value="28" calcext:value-type="float">
            <text:p>28</text:p>
          </table:table-cell>
          <table:table-cell office:value-type="float" office:value="0.0000037792623256371" calcext:value-type="float">
            <text:p>3.7792623256371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00000101405653218235" calcext:value-type="float">
            <text:p>1.01405653218235E-06</text:p>
          </table:table-cell>
          <table:table-cell office:value-type="float" office:value="29" calcext:value-type="float">
            <text:p>29</text:p>
          </table:table-cell>
          <table:table-cell office:value-type="float" office:value="0.00000359763441012321" calcext:value-type="float">
            <text:p>3.59763441012321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000001015680274472" calcext:value-type="float">
            <text:p>1.015680274472E-06</text:p>
          </table:table-cell>
          <table:table-cell office:value-type="float" office:value="30" calcext:value-type="float">
            <text:p>30</text:p>
          </table:table-cell>
          <table:table-cell office:value-type="float" office:value="0.0000035977490753629" calcext:value-type="float">
            <text:p>3.5977490753629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0000010228091594879" calcext:value-type="float">
            <text:p>1.0228091594879E-06</text:p>
          </table:table-cell>
          <table:table-cell office:value-type="float" office:value="31" calcext:value-type="float">
            <text:p>31</text:p>
          </table:table-cell>
          <table:table-cell office:value-type="float" office:value="0.00000343854596125044" calcext:value-type="float">
            <text:p>3.43854596125044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00000100951621806676" calcext:value-type="float">
            <text:p>1.00951621806676E-06</text:p>
          </table:table-cell>
          <table:table-cell office:value-type="float" office:value="32" calcext:value-type="float">
            <text:p>32</text:p>
          </table:table-cell>
          <table:table-cell office:value-type="float" office:value="0.00000342928998537724" calcext:value-type="float">
            <text:p>3.42928998537724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00000101949788097558" calcext:value-type="float">
            <text:p>1.01949788097558E-06</text:p>
          </table:table-cell>
          <table:table-cell office:value-type="float" office:value="33" calcext:value-type="float">
            <text:p>33</text:p>
          </table:table-cell>
          <table:table-cell office:value-type="float" office:value="0.00000336373885557527" calcext:value-type="float">
            <text:p>3.36373885557527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00000102154635584364" calcext:value-type="float">
            <text:p>1.02154635584364E-06</text:p>
          </table:table-cell>
          <table:table-cell office:value-type="float" office:value="34" calcext:value-type="float">
            <text:p>34</text:p>
          </table:table-cell>
          <table:table-cell office:value-type="float" office:value="0.00000356240512435865" calcext:value-type="float">
            <text:p>3.56240512435865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000001021421016569" calcext:value-type="float">
            <text:p>1.021421016569E-06</text:p>
          </table:table-cell>
          <table:table-cell office:value-type="float" office:value="35" calcext:value-type="float">
            <text:p>35</text:p>
          </table:table-cell>
          <table:table-cell office:value-type="float" office:value="0.00000313863511347581" calcext:value-type="float">
            <text:p>3.13863511347581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00000101318884065995" calcext:value-type="float">
            <text:p>1.01318884065995E-06</text:p>
          </table:table-cell>
          <table:table-cell office:value-type="float" office:value="36" calcext:value-type="float">
            <text:p>36</text:p>
          </table:table-cell>
          <table:table-cell office:value-type="float" office:value="0.00000336905083231899" calcext:value-type="float">
            <text:p>3.36905083231899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0000101894682416062" calcext:value-type="float">
            <text:p>1.01894682416062E-06</text:p>
          </table:table-cell>
          <table:table-cell office:value-type="float" office:value="37" calcext:value-type="float">
            <text:p>37</text:p>
          </table:table-cell>
          <table:table-cell office:value-type="float" office:value="0.00000320706973222109" calcext:value-type="float">
            <text:p>3.20706973222109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00000102094712209252" calcext:value-type="float">
            <text:p>1.02094712209252E-06</text:p>
          </table:table-cell>
          <table:table-cell office:value-type="float" office:value="38" calcext:value-type="float">
            <text:p>38</text:p>
          </table:table-cell>
          <table:table-cell office:value-type="float" office:value="0.0000031668985289478" calcext:value-type="float">
            <text:p>3.1668985289478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.0000010156069010345" calcext:value-type="float">
            <text:p>1.0156069010345E-06</text:p>
          </table:table-cell>
          <table:table-cell office:value-type="float" office:value="39" calcext:value-type="float">
            <text:p>39</text:p>
          </table:table-cell>
          <table:table-cell office:value-type="float" office:value="0.00000307952014001524" calcext:value-type="float">
            <text:p>3.07952014001524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00000104360495825627" calcext:value-type="float">
            <text:p>1.04360495825627E-06</text:p>
          </table:table-cell>
          <table:table-cell office:value-type="float" office:value="40" calcext:value-type="float">
            <text:p>40</text:p>
          </table:table-cell>
          <table:table-cell office:value-type="float" office:value="0.00000353960758032595" calcext:value-type="float">
            <text:p>3.53960758032595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.00000102553505934857" calcext:value-type="float">
            <text:p>1.02553505934857E-06</text:p>
          </table:table-cell>
          <table:table-cell office:value-type="float" office:value="41" calcext:value-type="float">
            <text:p>41</text:p>
          </table:table-cell>
          <table:table-cell office:value-type="float" office:value="0.00000337026405103337" calcext:value-type="float">
            <text:p>3.37026405103337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00000101481870140233" calcext:value-type="float">
            <text:p>1.01481870140233E-06</text:p>
          </table:table-cell>
          <table:table-cell office:value-type="float" office:value="42" calcext:value-type="float">
            <text:p>42</text:p>
          </table:table-cell>
          <table:table-cell office:value-type="float" office:value="0.0000034430794446539" calcext:value-type="float">
            <text:p>3.4430794446539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00000101891973250202" calcext:value-type="float">
            <text:p>1.01891973250202E-06</text:p>
          </table:table-cell>
          <table:table-cell office:value-type="float" office:value="43" calcext:value-type="float">
            <text:p>43</text:p>
          </table:table-cell>
          <table:table-cell office:value-type="float" office:value="0.00000288235334977845" calcext:value-type="float">
            <text:p>2.88235334977845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00000102120043903181" calcext:value-type="float">
            <text:p>1.02120043903181E-06</text:p>
          </table:table-cell>
          <table:table-cell office:value-type="float" office:value="44" calcext:value-type="float">
            <text:p>44</text:p>
          </table:table-cell>
          <table:table-cell office:value-type="float" office:value="0.00000291625399552576" calcext:value-type="float">
            <text:p>2.91625399552576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00000101758445917047" calcext:value-type="float">
            <text:p>1.01758445917047E-06</text:p>
          </table:table-cell>
          <table:table-cell office:value-type="float" office:value="45" calcext:value-type="float">
            <text:p>45</text:p>
          </table:table-cell>
          <table:table-cell office:value-type="float" office:value="0.00000289471593489517" calcext:value-type="float">
            <text:p>2.89471593489517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.0000010148882428591" calcext:value-type="float">
            <text:p>1.0148882428591E-06</text:p>
          </table:table-cell>
          <table:table-cell office:value-type="float" office:value="46" calcext:value-type="float">
            <text:p>46</text:p>
          </table:table-cell>
          <table:table-cell office:value-type="float" office:value="0.00000290272282218571" calcext:value-type="float">
            <text:p>2.90272282218571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.00000101876500177083" calcext:value-type="float">
            <text:p>1.01876500177083E-06</text:p>
          </table:table-cell>
          <table:table-cell office:value-type="float" office:value="47" calcext:value-type="float">
            <text:p>47</text:p>
          </table:table-cell>
          <table:table-cell office:value-type="float" office:value="0.00000289779673798118" calcext:value-type="float">
            <text:p>2.89779673798118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00000101232334388262" calcext:value-type="float">
            <text:p>1.01232334388262E-06</text:p>
          </table:table-cell>
          <table:table-cell office:value-type="float" office:value="48" calcext:value-type="float">
            <text:p>48</text:p>
          </table:table-cell>
          <table:table-cell office:value-type="float" office:value="0.00000281022014459408" calcext:value-type="float">
            <text:p>2.81022014459408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.00000101350644832527" calcext:value-type="float">
            <text:p>1.01350644832527E-06</text:p>
          </table:table-cell>
          <table:table-cell office:value-type="float" office:value="49" calcext:value-type="float">
            <text:p>49</text:p>
          </table:table-cell>
          <table:table-cell office:value-type="float" office:value="0.00000289382855358266" calcext:value-type="float">
            <text:p>2.89382855358266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00000102074572436358" calcext:value-type="float">
            <text:p>1.02074572436358E-06</text:p>
          </table:table-cell>
          <table:table-cell office:value-type="float" office:value="50" calcext:value-type="float">
            <text:p>50</text:p>
          </table:table-cell>
          <table:table-cell office:value-type="float" office:value="0.00000269240945901142" calcext:value-type="float">
            <text:p>2.69240945901142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.00000101898696966891" calcext:value-type="float">
            <text:p>0.000001019</text:p>
          </table:table-cell>
          <table:table-cell office:value-type="float" office:value="51" calcext:value-type="float">
            <text:p>51</text:p>
          </table:table-cell>
          <table:table-cell office:value-type="float" office:value="0.00000283325248177934" calcext:value-type="float">
            <text:p>2.83325248177934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.000001016672674806" calcext:value-type="float">
            <text:p>1.016672674806E-06</text:p>
          </table:table-cell>
          <table:table-cell office:value-type="float" office:value="52" calcext:value-type="float">
            <text:p>52</text:p>
          </table:table-cell>
          <table:table-cell office:value-type="float" office:value="0.00000275832780141712" calcext:value-type="float">
            <text:p>2.7583278014171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21:19:57.186497366</dc:date>
    <meta:editing-duration>PT1M8S</meta:editing-duration>
    <meta:editing-cycles>1</meta:editing-cycles>
    <meta:document-statistic meta:table-count="1" meta:cell-count="26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light_loss.E1:light_loss.E53" chart:data-source-has-labels="row" svg:x="0.32cm" svg:y="0.18cm" svg:width="12.534cm" svg:height="8.64cm">
          <chartooo:coordinate-region svg:x="1.788cm" svg:y="0.379cm" svg:width="10.92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E2:light_loss.E53" chart:label-cell-address="light_loss.E1:light_loss.E1" chart:class="chart:line"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light_loss.E1:light_los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88537297646417">
                <text:p>0.0000788537297646417</text:p>
                <draw:g>
                  <svg:desc>light_loss.E2:light_loss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1846000844926">
                <text:p>0.000011184600084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09049495833656">
                <text:p>0.0000109049495833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09123916811929">
                <text:p>0.000010912391681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0978549277328">
                <text:p>0.000010978549277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10467783218649">
                <text:p>0.0000110467783218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8617408116568">
                <text:p>0.0000108617408116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983014494719694">
                <text:p>0.00000983014494719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43397130961625">
                <text:p>0.0000094339713096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92251274583692">
                <text:p>0.00000892251274583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68609817389829">
                <text:p>0.00000868609817389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84049737193504">
                <text:p>0.0000078404973719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20369726173859">
                <text:p>0.00000720369726173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86930836320365">
                <text:p>0.00000686930836320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26032808947938">
                <text:p>0.00000626032808947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80882157204683">
                <text:p>0.00000580882157204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554187867491376">
                <text:p>0.0000055418786749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527697752698971">
                <text:p>0.00000527697752698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487303164731117">
                <text:p>0.00000487303164731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503692596860011">
                <text:p>0.00000503692596860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45531330686772">
                <text:p>0.0000045531330686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457441755138642">
                <text:p>0.00000457441755138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420215116647917">
                <text:p>0.0000042021511664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465536835719557">
                <text:p>0.00000465536835719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406995178998478">
                <text:p>0.00000406995178998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384644164131227">
                <text:p>0.00000384644164131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419576617720676">
                <text:p>0.00000419576617720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7792623256371">
                <text:p>0.0000037792623256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359763441012321">
                <text:p>0.00000359763441012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35977490753629">
                <text:p>0.0000035977490753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43854596125044">
                <text:p>0.00000343854596125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42928998537724">
                <text:p>0.00000342928998537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336373885557527">
                <text:p>0.00000336373885557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56240512435865">
                <text:p>0.00000356240512435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13863511347581">
                <text:p>0.00000313863511347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336905083231899">
                <text:p>0.00000336905083231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320706973222109">
                <text:p>0.00000320706973222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1668985289478">
                <text:p>0.0000031668985289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07952014001524">
                <text:p>0.00000307952014001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353960758032595">
                <text:p>0.00000353960758032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337026405103337">
                <text:p>0.00000337026405103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34430794446539">
                <text:p>0.0000034430794446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288235334977845">
                <text:p>0.00000288235334977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291625399552576">
                <text:p>0.00000291625399552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289471593489517">
                <text:p>0.00000289471593489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90272282218571">
                <text:p>0.0000029027228221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89779673798118">
                <text:p>0.00000289779673798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81022014459408">
                <text:p>0.00000281022014459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89382855358266">
                <text:p>0.000002893828553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269240945901142">
                <text:p>0.00000269240945901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283325248177934">
                <text:p>0.00000283325248177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275832780141712">
                <text:p>0.00000275832780141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line" chart:style-name="ch1">
        <chart:legend chart:legend-position="end" svg:x="13.272cm" svg:y="4.204cm" style:legend-expansion="high" chart:style-name="ch2"/>
        <chart:plot-area chart:style-name="ch3" table:cell-range-address="light_loss.C1:light_loss.C53" chart:data-source-has-labels="row" svg:x="0.32cm" svg:y="0.18cm" svg:width="12.632cm" svg:height="8.646cm">
          <chartooo:coordinate-region svg:x="2.344cm" svg:y="0.379cm" svg:width="10.468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C2:light_loss.C53" chart:label-cell-address="light_loss.C1:light_loss.C1" chart:class="chart:line"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loss</text:p>
                <draw:g>
                  <svg:desc>light_loss.C1:light_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03764121435775">
                <text:p>0.00000103764121435775</text:p>
                <draw:g>
                  <svg:desc>light_loss.C2:light_loss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014052989959">
                <text:p>0.000001014052989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01455888248902">
                <text:p>0.00000101455888248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01957284001187">
                <text:p>0.00000101957284001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02224647005936">
                <text:p>0.0000010222464700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01161532927016">
                <text:p>0.00000101161532927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01414291961156">
                <text:p>0.00000101414291961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02240361354144">
                <text:p>0.00000102240361354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01554952569534">
                <text:p>0.00000101554952569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103698622452531">
                <text:p>0.00000103698622452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01727578520789">
                <text:p>0.00000101727578520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02994418264986">
                <text:p>0.00000102994418264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01921925046393">
                <text:p>0.0000010192192504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01860093078808">
                <text:p>0.00000101860093078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09181867948051">
                <text:p>0.00000109181867948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02365731625">
                <text:p>0.00000102365731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02508075471707">
                <text:p>0.00000102508075471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03831831645788">
                <text:p>0.00000103831831645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02598227749238">
                <text:p>0.00000102598227749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02309457623656">
                <text:p>0.00000102309457623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01870566156564">
                <text:p>0.00000101870566156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01591609017697">
                <text:p>0.00000101591609017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01860579353584">
                <text:p>0.00000101860579353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02898158965211">
                <text:p>0.00000102898158965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01626792601501">
                <text:p>0.00000101626792601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01909221610327">
                <text:p>0.00000101909221610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01481886237343">
                <text:p>0.00000101481886237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02009517137321">
                <text:p>0.00000102009517137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101405653218235">
                <text:p>0.00000101405653218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015680274472">
                <text:p>0.000001015680274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0228091594879">
                <text:p>0.0000010228091594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100951621806676">
                <text:p>0.00000100951621806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101949788097558">
                <text:p>0.000001019497880975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102154635584364">
                <text:p>0.00000102154635584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021421016569">
                <text:p>0.000001021421016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101318884065995">
                <text:p>0.00000101318884065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01894682416062">
                <text:p>0.00000101894682416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02094712209252">
                <text:p>0.00000102094712209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10156069010345">
                <text:p>0.0000010156069010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104360495825627">
                <text:p>0.00000104360495825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02553505934857">
                <text:p>0.00000102553505934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101481870140233">
                <text:p>0.00000101481870140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101891973250202">
                <text:p>0.0000010189197325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02120043903181">
                <text:p>0.00000102120043903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01758445917047">
                <text:p>0.00000101758445917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0148882428591">
                <text:p>0.0000010148882428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01876500177083">
                <text:p>0.00000101876500177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101232334388262">
                <text:p>0.00000101232334388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1350644832527">
                <text:p>0.00000101350644832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074572436358">
                <text:p>0.00000102074572436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1898696966891">
                <text:p>0.00000101898696966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16672674806">
                <text:p>0.00000101667267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